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i-monospace" svg:font-family="ui-monospace, 'Cascadia Mono', 'Segoe UI Mono', 'Liberation Mono', Menlo, Monaco, Consolas, monospace"/>
  </office:font-face-decls>
  <office:automatic-styles>
    <style:style style:name="P1" style:family="paragraph" style:parent-style-name="Standard">
      <style:text-properties officeooo:rsid="00068401"/>
    </style:style>
    <style:style style:name="P2" style:family="paragraph" style:parent-style-name="Standard">
      <style:text-properties officeooo:rsid="00068401" officeooo:paragraph-rsid="00068401"/>
    </style:style>
    <style:style style:name="P3" style:family="paragraph" style:parent-style-name="Standard">
      <style:text-properties officeooo:paragraph-rsid="000bc085"/>
    </style:style>
    <style:style style:name="P4" style:family="paragraph" style:parent-style-name="Standard">
      <style:text-properties fo:font-size="16pt" officeooo:rsid="00068401" style:font-size-asian="16pt" style:font-size-complex="16pt"/>
    </style:style>
    <style:style style:name="P5" style:family="paragraph" style:parent-style-name="Standard">
      <style:text-properties officeooo:rsid="00104e28" officeooo:paragraph-rsid="00104e28"/>
    </style:style>
    <style:style style:name="P6" style:family="paragraph" style:parent-style-name="Standard">
      <style:text-properties officeooo:rsid="0011f7b5" officeooo:paragraph-rsid="0011f7b5"/>
    </style:style>
    <style:style style:name="P7" style:family="paragraph" style:parent-style-name="Standard">
      <style:text-properties officeooo:rsid="0013cc07" officeooo:paragraph-rsid="0013cc07"/>
    </style:style>
    <style:style style:name="P8" style:family="paragraph" style:parent-style-name="Standard">
      <style:text-properties officeooo:rsid="00144dec" officeooo:paragraph-rsid="00144dec"/>
    </style:style>
    <style:style style:name="P9" style:family="paragraph" style:parent-style-name="Standard">
      <style:text-properties officeooo:rsid="0015b92e" officeooo:paragraph-rsid="0015b92e"/>
    </style:style>
    <style:style style:name="P10" style:family="paragraph" style:parent-style-name="Standard">
      <style:text-properties officeooo:rsid="001b1900" officeooo:paragraph-rsid="001b1900"/>
    </style:style>
    <style:style style:name="P11" style:family="paragraph" style:parent-style-name="Standard">
      <style:text-properties fo:font-variant="normal" fo:text-transform="none" fo:color="#232629" loext:opacity="100%" style:font-name="ui-monospace" fo:font-size="9.75pt" fo:letter-spacing="normal" fo:font-style="normal" fo:font-weight="normal" officeooo:paragraph-rsid="000bc085"/>
    </style:style>
    <style:style style:name="P12" style:family="paragraph" style:parent-style-name="Standard">
      <style:text-properties officeooo:rsid="001cdeff" officeooo:paragraph-rsid="001cdeff"/>
    </style:style>
    <style:style style:name="P13" style:family="paragraph" style:parent-style-name="Standard">
      <style:text-properties officeooo:rsid="001e9a0c" officeooo:paragraph-rsid="001e9a0c"/>
    </style:style>
    <style:style style:name="P14" style:family="paragraph" style:parent-style-name="Standard">
      <style:text-properties fo:font-weight="bold" officeooo:rsid="001e9a0c" officeooo:paragraph-rsid="001e9a0c" style:font-weight-asian="bold" style:font-weight-complex="bold"/>
    </style:style>
    <style:style style:name="P15" style:family="paragraph" style:parent-style-name="Standard">
      <style:text-properties fo:font-weight="bold" officeooo:rsid="00219f50" officeooo:paragraph-rsid="00219f50" style:font-weight-asian="bold" style:font-weight-complex="bold"/>
    </style:style>
    <style:style style:name="P16" style:family="paragraph" style:parent-style-name="Standard">
      <style:text-properties fo:font-weight="bold" officeooo:rsid="0019655c" officeooo:paragraph-rsid="0027a0b8" style:font-weight-asian="bold" style:font-weight-complex="bold"/>
    </style:style>
    <style:style style:name="P17" style:family="paragraph" style:parent-style-name="Standard">
      <style:text-properties officeooo:rsid="00201941" officeooo:paragraph-rsid="00201941"/>
    </style:style>
    <style:style style:name="P18" style:family="paragraph" style:parent-style-name="Standard">
      <style:text-properties officeooo:rsid="00219f50" officeooo:paragraph-rsid="00219f50"/>
    </style:style>
    <style:style style:name="P19" style:family="paragraph" style:parent-style-name="Standard">
      <style:text-properties officeooo:rsid="0027a0b8" officeooo:paragraph-rsid="0027a0b8"/>
    </style:style>
    <style:style style:name="P20" style:family="paragraph" style:parent-style-name="Standard">
      <style:text-properties officeooo:rsid="00283eeb" officeooo:paragraph-rsid="00283eeb"/>
    </style:style>
    <style:style style:name="P21" style:family="paragraph" style:parent-style-name="Standard" style:list-style-name="L1">
      <style:text-properties officeooo:rsid="0011f7b5" officeooo:paragraph-rsid="0011f7b5"/>
    </style:style>
    <style:style style:name="P22" style:family="paragraph" style:parent-style-name="Standard" style:list-style-name="L2">
      <style:text-properties officeooo:rsid="001949af" officeooo:paragraph-rsid="0027a0b8"/>
    </style:style>
    <style:style style:name="P23" style:family="paragraph" style:parent-style-name="Standard" style:list-style-name="L2">
      <style:text-properties officeooo:rsid="0019655c" officeooo:paragraph-rsid="0027a0b8"/>
    </style:style>
    <style:style style:name="P24" style:family="paragraph" style:parent-style-name="Standard" style:list-style-name="L2">
      <style:text-properties officeooo:rsid="001b1900" officeooo:paragraph-rsid="0027a0b8"/>
    </style:style>
    <style:style style:name="P25" style:family="paragraph" style:parent-style-name="Standard">
      <style:text-properties officeooo:rsid="001b1900" officeooo:paragraph-rsid="0027a0b8"/>
    </style:style>
    <style:style style:name="P26" style:family="paragraph" style:parent-style-name="Standard">
      <style:text-properties officeooo:rsid="00068401" officeooo:paragraph-rsid="00068401"/>
    </style:style>
    <style:style style:name="P27" style:family="paragraph" style:parent-style-name="Standard">
      <style:text-properties officeooo:rsid="002936c5" officeooo:paragraph-rsid="002936c5"/>
    </style:style>
    <style:style style:name="P28" style:family="paragraph" style:parent-style-name="Standard">
      <style:text-properties officeooo:rsid="002b1b76" officeooo:paragraph-rsid="002b1b76"/>
    </style:style>
    <style:style style:name="P29" style:family="paragraph" style:parent-style-name="Standard">
      <style:text-properties officeooo:rsid="00283eeb" officeooo:paragraph-rsid="00283eeb"/>
    </style:style>
    <style:style style:name="P30" style:family="paragraph" style:parent-style-name="Standard">
      <style:text-properties officeooo:rsid="002ee533" officeooo:paragraph-rsid="002ee533"/>
    </style:style>
    <style:style style:name="P31" style:family="paragraph">
      <loext:graphic-properties draw:fill="none" draw:fill-color="#ffffff"/>
      <style:paragraph-properties style:writing-mode="lr-tb"/>
      <style:text-properties style:font-name="Liberation Serif" fo:font-size="12pt"/>
    </style:style>
    <style:style style:name="P32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a7c54"/>
    </style:style>
    <style:style style:name="T2" style:family="text">
      <style:text-properties officeooo:rsid="000bc085"/>
    </style:style>
    <style:style style:name="T3" style:family="text">
      <style:text-properties fo:font-variant="normal" fo:text-transform="none" fo:color="#232629" loext:opacity="100%" style:font-name="ui-monospace" fo:font-size="9.75pt" fo:letter-spacing="normal" fo:font-style="normal" fo:font-weight="normal"/>
    </style:style>
    <style:style style:name="T4" style:family="text">
      <style:text-properties fo:font-weight="normal" officeooo:rsid="000d7c5d" style:font-weight-asian="normal" style:font-weight-complex="normal"/>
    </style:style>
    <style:style style:name="T5" style:family="text">
      <style:text-properties fo:font-weight="normal" officeooo:rsid="000f00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7c54" style:font-weight-asian="bold" style:font-weight-complex="bold"/>
    </style:style>
    <style:style style:name="T8" style:family="text">
      <style:text-properties fo:font-weight="bold" officeooo:rsid="000d7c5d" style:font-weight-asian="bold" style:font-weight-complex="bold"/>
    </style:style>
    <style:style style:name="T9" style:family="text">
      <style:text-properties fo:font-weight="bold" officeooo:rsid="000f0074" style:font-weight-asian="bold" style:font-weight-complex="bold"/>
    </style:style>
    <style:style style:name="T10" style:family="text">
      <style:text-properties fo:font-weight="bold" officeooo:rsid="00201941" style:font-weight-asian="bold" style:font-weight-complex="bold"/>
    </style:style>
    <style:style style:name="T11" style:family="text">
      <style:text-properties fo:font-weight="bold" officeooo:rsid="0024b2ce" style:font-weight-asian="bold" style:font-weight-complex="bold"/>
    </style:style>
    <style:style style:name="T12" style:family="text">
      <style:text-properties fo:font-weight="bold" officeooo:rsid="0027a0b8" style:font-weight-asian="bold" style:font-weight-complex="bold"/>
    </style:style>
    <style:style style:name="T13" style:family="text">
      <style:text-properties officeooo:rsid="000d7c5d"/>
    </style:style>
    <style:style style:name="T14" style:family="text">
      <style:text-properties officeooo:rsid="000f0074"/>
    </style:style>
    <style:style style:name="T15" style:family="text">
      <style:text-properties style:text-underline-style="solid" style:text-underline-width="auto" style:text-underline-color="font-color" fo:font-weight="bold" officeooo:rsid="000f0074" style:font-weight-asian="bold" style:font-weight-complex="bold"/>
    </style:style>
    <style:style style:name="T16" style:family="text">
      <style:text-properties officeooo:rsid="0011f7b5"/>
    </style:style>
    <style:style style:name="T17" style:family="text">
      <style:text-properties officeooo:rsid="00144de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44dec" style:font-style-asian="italic" style:font-style-complex="italic"/>
    </style:style>
    <style:style style:name="T20" style:family="text">
      <style:text-properties officeooo:rsid="00201941"/>
    </style:style>
    <style:style style:name="T21" style:family="text">
      <style:text-properties officeooo:rsid="002311c6"/>
    </style:style>
    <style:style style:name="T22" style:family="text">
      <style:text-properties officeooo:rsid="0024b0c5"/>
    </style:style>
    <style:style style:name="T23" style:family="text">
      <style:text-properties officeooo:rsid="00263af3"/>
    </style:style>
    <style:style style:name="T24" style:family="text">
      <style:text-properties officeooo:rsid="0027a0b8"/>
    </style:style>
    <style:style style:name="T25" style:family="text">
      <style:text-properties officeooo:rsid="002cb0bb"/>
    </style:style>
    <style:style style:name="T26" style:family="text">
      <style:text-properties officeooo:rsid="002e3c0b"/>
    </style:style>
    <style:style style:name="T27" style:family="text">
      <style:text-properties officeooo:rsid="002ee533"/>
    </style:style>
    <style:style style:name="T28" style:family="text">
      <style:text-properties officeooo:rsid="002ff091"/>
    </style:style>
    <style:style style:name="T29" style:family="text">
      <style:text-properties style:font-name="Liberation Serif" fo:font-size="12pt"/>
    </style:style>
    <style:style style:name="T30" style:family="text">
      <style:text-properties style:font-name="Liberation Serif" fo:font-size="12pt" fo:font-weight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tas Angular</text:p>
      <text:p text:style-name="P4"/>
      <text:p text:style-name="P1"/>
      <text:p text:style-name="P2"><text:span text:style-name="T6">npm install -g @angular/cli </text:span><text:s text:c="2"/>→ Para instalar o angular <text:span text:style-name="T13">e o CLI</text:span> no PC (precisa do node e npm claro). <text:span text:style-name="T13">CLI não é obrigatório, mas é importante.</text:span></text:p>
      <text:p text:style-name="P2"/>
      <text:p text:style-name="P2"><text:span text:style-name="T6">ng new nomedoprojeto</text:span> <text:s text:c="2"/>→ Para iniciar um novo projeto</text:p>
      <text:p text:style-name="P27">use Angular routing TRUE <text:s text:c="2"/>e <text:s text:c="2"/>escolher css ou pre processador css</text:p>
      <text:p text:style-name="P2"/>
      <text:p text:style-name="P3"><text:span text:style-name="T7">ng serve <text:s/></text:span><text:span text:style-name="T1"><text:s/>→ roda o projeto </text:span></text:p>
      <text:p text:style-name="P3"><text:span text:style-name="T2">***No windows pode dar problema de segurança. Executar o seguinte comando no Power Shell como admin para resolver: <text:s/></text:span><text:span text:style-name="T3">Set-ExecutionPolicy <text:s/>Unrestricted</text:span></text:p>
      <text:p text:style-name="P11"/>
      <text:p text:style-name="P11"/>
      <text:p text:style-name="P11"/>
      <text:p text:style-name="P3"><text:span text:style-name="T6"><text:s/></text:span><text:span text:style-name="T8">ng generate </text:span><text:span text:style-name="T15">component</text:span><text:span text:style-name="T9"> </text:span><text:span text:style-name="T5">components</text:span><text:span text:style-name="T9">/</text:span><text:span text:style-name="T4">nomecomponente</text:span><text:span text:style-name="T8"> <text:s text:c="2"/></text:span><text:span text:style-name="T13">→ gera um novo componente </text:span><text:span text:style-name="T14">na pasta components</text:span></text:p>
      <text:p text:style-name="P3"/>
      <text:p text:style-name="P5">Gera os arquivos necessários <text:span text:style-name="T16">(css, ts, spec.ts, html)</text:span> e a importação em app.module.ts automaticamente.</text:p>
      <text:p text:style-name="P5"><draw:frame text:anchor-type="paragraph" draw:z-index="0" draw:name="Quadro de texto 1" draw:style-name="gr2" draw:text-style-name="P32" svg:width="10.002cm" svg:height="2.408cm" svg:x="7.137cm" svg:y="0.4cm"><draw:text-box><text:p/></draw:text-box></draw:frame><draw:frame text:anchor-type="paragraph" draw:z-index="1" draw:name="Quadro de texto 2" draw:style-name="gr1" draw:text-style-name="P31" svg:width="10.663cm" svg:height="2.437cm" svg:x="7.137cm" svg:y="0.4cm"><draw:text-box><text:p><text:span text:style-name="T29">*Para importar o componente basta adicionar</text:span></text:p><text:p><text:span text:style-name="T29">o seu </text:span><text:span text:style-name="T30">selector</text:span><text:span text:style-name="T29"> em forma de tag em outro componente.</text:span></text:p><text:p><text:span text:style-name="T29">app.component.html é o componente principal da aplicação, </text:span></text:p><text:p><text:span text:style-name="T29">podemos importar lá por exemplo.</text:span></text:p><text:p><text:span text:style-name="T29">&lt;app-nomedocomponent&gt;&lt;/app-nomedocomponente&gt;</text:span></text:p></draw:text-box></draw:frame></text:p>
      <text:list xml:id="list1564275817" text:style-name="L1">
        <text:list-item>
          <text:p text:style-name="P21"><text:span text:style-name="T6">html</text:span> é o componente</text:p>
        </text:list-item>
        <text:list-item>
          <text:p text:style-name="P21"><text:span text:style-name="T6">css</text:span> é o estilo</text:p>
        </text:list-item>
        <text:list-item>
          <text:p text:style-name="P21"><text:span text:style-name="T6">ts</text:span> é o arquivo de lógica </text:p>
        </text:list-item>
        <text:list-item>
          <text:p text:style-name="P21"><text:span text:style-name="T6">spec.ts</text:span> é o arquivo de teste</text:p>
        </text:list-item>
      </text:list>
      <text:p text:style-name="P6"/>
      <text:p text:style-name="P6"/>
      <text:p text:style-name="P7"/>
      <text:p text:style-name="P9">Passar propriedade de pai ara filho:</text:p>
      <text:p text:style-name="P9"/>
      <text:p text:style-name="P7">&lt;<text:span text:style-name="T17">app-componente-filho [</text:span><text:span text:style-name="T19">nome</text:span><text:span text:style-name="T17">]=“nomePropiedade”</text:span></text:p>
      <text:p text:style-name="P8"><text:span text:style-name="T6">@input</text:span> <text:span text:style-name="T18">nome</text:span> <text:s text:c="2"/>→ para receber propriedade</text:p>
      <text:p text:style-name="P10"/>
      <text:p text:style-name="P10"/>
      <text:p text:style-name="P12">ng generate <text:span text:style-name="T6">service</text:span> services/nomedoservice <text:s text:c="2"/>→ Gera um novo service</text:p>
      <text:p text:style-name="P12"/>
      <text:p text:style-name="P12"/>
      <text:p text:style-name="P14">Two Way Data Binding</text:p>
      <text:p text:style-name="P13"><text:span text:style-name="T20">No imput <text:s text:c="2"/>→ <text:s/></text:span>[(ngModel)] = nome da propriedade <text:s text:c="2"/>* <text:span text:style-name="T20">Precisa do modulo </text:span><text:span text:style-name="T10">FormsModule</text:span></text:p>
      <text:p text:style-name="P17">Para exibir <text:s text:c="2"/>→ {{nome da propriedade}} <text:s text:c="2"/>*Precisa existir no componente</text:p>
      <text:p text:style-name="P17"/>
      <text:p text:style-name="P17"/>
      <text:p text:style-name="P15">Requisição HTTP</text:p>
      <text:p text:style-name="P18">Importar HttpClient e HttpHeaders <text:span text:style-name="T23">nos services </text:span>e inicializar HttpClienteModule no app.modules.ts</text:p>
      <text:p text:style-name="P18"/>
      <text:p text:style-name="P18">**Pacote <text:span text:style-name="T6">-</text:span><text:span text:style-name="T11">g</text:span> json-server pode ser utilizado para requisição local para exemplo</text:p>
      <text:p text:style-name="Standard"><text:span text:style-name="T21">script para rodar api fake <text:s text:c="2"/>→ <text:s text:c="2"/></text:span>"server": "json-server --watch db.json" <text:span text:style-name="T22">depois npm run server</text:span></text:p>
      <text:p text:style-name="Standard"/>
      <text:p text:style-name="Standard"/>
      <text:p text:style-name="P19">Link para outra página</text:p>
      <text:p text:style-name="Standard">&lt;<text:span text:style-name="T24">a </text:span><text:span text:style-name="T12">routerLink</text:span><text:span text:style-name="T24">=””&gt; não é href</text:span></text:p>
      <text:p text:style-name="Standard"/>
      <text:p text:style-name="Standard"><text:soft-page-break/></text:p>
      <text:p text:style-name="P20">Os métodos dentro do constructor serão executados sempre que o componente for recarregado.</text:p>
      <text:p text:style-name="P20">Como o useState do React</text:p>
      <text:p text:style-name="P20"><text:span text:style-name="T27">P</text:span>assar propriedades a serem usadas na classe pelo constructor</text:p>
      <text:p text:style-name="P30">Para inicializar “coisas” do Angular, colocar dentro do ngOnInit()</text:p>
      <text:p text:style-name="P20"/>
      <text:p text:style-name="P20">Ex. (provate servide: Service, private route: ActivateRoute)</text:p>
      <text:p text:style-name="Standard"/>
      <text:p text:style-name="Standard"/>
      <text:p text:style-name="Standard"/>
      <text:p text:style-name="P16">Estudar mais</text:p>
      <text:list xml:id="list2448568354" text:style-name="L2">
        <text:list-item>
          <text:p text:style-name="P22">Diretivas</text:p>
        </text:list-item>
        <text:list-item>
          <text:p text:style-name="P23">Eventos</text:p>
        </text:list-item>
        <text:list-item>
          <text:p text:style-name="P24">Pipe operators</text:p>
        </text:list-item>
      </text:list>
      <text:p text:style-name="P25"/>
      <text:p text:style-name="P28">Pacotes úteis</text:p>
      <text:p text:style-name="P28">ReactiveFormosModules <text:s text:c="2"/>→ <text:s/>Vá lidar formulários</text:p>
      <text:p text:style-name="P28"/>
      <text:p text:style-name="P28">*<text:span text:style-name="T25">Todo pac</text:span><text:span text:style-name="T28">o</text:span><text:span text:style-name="T25">te importado no app.module.ts precisa estar no array de imports também</text:span><text:span text:style-name="T26">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i-monospace" svg:font-family="ui-monospace, 'Cascadia Mono', 'Segoe UI Mono', 'Liberation Mono', Menlo, Monaco, Consolas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0T09:24:06.528000000</meta:creation-date>
    <dc:date>2022-08-21T18:59:23.515000000</dc:date>
    <meta:editing-duration>PT6H47M33S</meta:editing-duration>
    <meta:editing-cycles>32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37" meta:word-count="294" meta:character-count="1918" meta:non-whitespace-character-count="1632"/>
  </office:meta>
</office:document-meta>
</file>